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Heading_20_1">
      <style:paragraph-properties fo:margin-left="0cm" fo:margin-right="0cm" fo:text-indent="0cm" style:auto-text-indent="false"/>
      <style:text-properties officeooo:paragraph-rsid="000cc4ae"/>
    </style:style>
    <style:style style:name="P3" style:family="paragraph" style:parent-style-name="Heading_20_3">
      <style:paragraph-properties fo:margin-left="0cm" fo:margin-right="0cm" fo:text-indent="0cm" style:auto-text-indent="false"/>
    </style:style>
    <style:style style:name="P4" style:family="paragraph" style:parent-style-name="Preformatted_20_Text">
      <style:paragraph-properties fo:margin-left="0cm" fo:margin-right="0cm" fo:text-indent="0cm" style:auto-text-indent="false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 style:list-style-name="L1">
      <style:paragraph-properties fo:margin-left="0cm" fo:margin-right="0cm" fo:text-indent="0cm" style:auto-text-indent="false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 style:list-style-name="L2">
      <style:paragraph-properties fo:margin-left="0cm" fo:margin-right="0cm" fo:text-indent="0cm" style:auto-text-indent="false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3">
      <style:paragraph-properties fo:margin-left="0cm" fo:margin-right="0cm" fo:text-indent="0cm" style:auto-text-indent="false"/>
    </style:style>
    <style:style style:name="P13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 style:list-style-name="L4">
      <style:paragraph-properties fo:margin-left="0cm" fo:margin-right="0cm" fo:text-indent="0cm" style:auto-text-indent="false"/>
    </style:style>
    <style:style style:name="P15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 style:list-style-name="L5">
      <style:paragraph-properties fo:margin-left="0cm" fo:margin-right="0cm" fo:text-indent="0cm" style:auto-text-indent="false"/>
    </style:style>
    <style:style style:name="P17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6">
      <style:paragraph-properties fo:margin-left="0cm" fo:margin-right="0cm" fo:text-indent="0cm" style:auto-text-indent="false"/>
    </style:style>
    <style:style style:name="P19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7">
      <style:paragraph-properties fo:margin-left="0cm" fo:margin-right="0cm" fo:text-indent="0cm" style:auto-text-indent="false"/>
    </style:style>
    <style:style style:name="P21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8">
      <style:paragraph-properties fo:margin-left="0cm" fo:margin-right="0cm" fo:text-indent="0cm" style:auto-text-indent="false"/>
    </style:style>
    <style:style style:name="T1" style:family="text">
      <style:text-properties officeooo:rsid="000cc4a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SEMÁFORO</text:span></text:h>
      <text:h text:style-name="P1" text:outline-level="1">PARTE 1: Simulación en Tinkercad </text:h>
      <text:p text:style-name="P6">En esta fase diseñaremos el circuito y la lógica sin riesgo de quemar componentes.</text:p>
      <text:h text:style-name="P3" text:outline-level="3">1. Materiales necesarios (en Tinkercad)</text:h>
      <text:list text:style-name="L1">
        <text:list-item>
          <text:p text:style-name="P7">1 Arduino Uno R3 (Tinkercad usa el Uno por defecto, la lógica es idéntica para el Mega).</text:p>
        </text:list-item>
        <text:list-item>
          <text:p text:style-name="P7">1 Placa de pruebas (Breadboard) pequeña.</text:p>
        </text:list-item>
        <text:list-item>
          <text:p text:style-name="P7">3 LEDs (1 Rojo, 1 Amarillo, 1 Verde).</text:p>
        </text:list-item>
        <text:list-item>
          <text:p text:style-name="P8">3 Resistencias de 220 ohmios (Ω) o 330 ohmios.</text:p>
        </text:list-item>
      </text:list>
      <text:h text:style-name="P3" text:outline-level="3">2. Montaje paso a paso</text:h>
      <text:list text:style-name="L2">
        <text:list-item>
          <text:p text:style-name="P9"><text:span text:style-name="Strong_20_Emphasis">Colocar los LEDs:</text:span> Arrastra los 3 LEDs a la placa de pruebas. Cambia sus colores para tener uno Rojo, uno Amarillo y uno Verde.</text:p>
        </text:list-item>
        <text:list-item>
          <text:p text:style-name="P9"><text:span text:style-name="Strong_20_Emphasis">Conexión a Tierra (GND):</text:span></text:p>
          <text:list>
            <text:list-item>
              <text:p text:style-name="P9">Conecta un cable desde el pin <text:span text:style-name="Strong_20_Emphasis">GND</text:span> del Arduino a la línea negativa (azul/negra) de la placa de pruebas.</text:p>
            </text:list-item>
            <text:list-item>
              <text:p text:style-name="P9">La pata corta (cátodo) de cada LED debe conectarse a esta línea negativa.</text:p>
            </text:list-item>
          </text:list>
        </text:list-item>
        <text:list-item>
          <text:p text:style-name="P9"><text:span text:style-name="Strong_20_Emphasis">Colocar las Resistencias:</text:span></text:p>
          <text:list>
            <text:list-item>
              <text:p text:style-name="P9">Conecta una resistencia a la pata larga (ánodo) de cada LED. Esto es para protegerlos y que no se quemen.</text:p>
            </text:list-item>
          </text:list>
        </text:list-item>
        <text:list-item>
          <text:p text:style-name="P9"><text:span text:style-name="Strong_20_Emphasis">Conexión a los Pines Digitales:</text:span></text:p>
          <text:list>
            <text:list-item>
              <text:p text:style-name="P9">Conecta el otro extremo de la resistencia del <text:span text:style-name="Strong_20_Emphasis">LED Rojo</text:span> al <text:span text:style-name="Strong_20_Emphasis">Pin 13</text:span>.</text:p>
            </text:list-item>
            <text:list-item>
              <text:p text:style-name="P9">Conecta el otro extremo de la resistencia del <text:span text:style-name="Strong_20_Emphasis">LED Amarillo</text:span> al <text:span text:style-name="Strong_20_Emphasis">Pin 12</text:span>.</text:p>
            </text:list-item>
            <text:list-item>
              <text:p text:style-name="P10">Conecta el otro extremo de la resistencia del <text:span text:style-name="Strong_20_Emphasis">LED Verde</text:span> al <text:span text:style-name="Strong_20_Emphasis">Pin 11</text:span>.</text:p>
            </text:list-item>
          </text:list>
        </text:list-item>
      </text:list>
      <text:h text:style-name="P3" text:outline-level="3">3. Explicación del Código de Bloques</text:h>
      <text:p text:style-name="P6">En Tinkercad, cambia la vista de "Código" a <text:span text:style-name="Strong_20_Emphasis">"Bloques"</text:span>. La lógica de un semáforo es una secuencia infinita: Verde -&gt; Amarillo -&gt; Rojo -&gt; Verde...</text:p>
      <text:p text:style-name="P6">Aquí tienes cómo construir los bloques y qué significa cada uno:</text:p>
      <text:p text:style-name="P6"><text:span text:style-name="Strong_20_Emphasis">Bloque 1: Encender Verde</text:span></text:p>
      <text:list text:style-name="L3">
        <text:list-item>
          <text:p text:style-name="P11"><text:span text:style-name="Emphasis">Bloque:</text:span> <text:span text:style-name="Source_20_Text">Definir pasador 11 en ALTA</text:span> (Enciende el LED Verde).</text:p>
        </text:list-item>
        <text:list-item>
          <text:p text:style-name="P11"><text:span text:style-name="Emphasis">Bloque:</text:span> <text:span text:style-name="Source_20_Text">Definir pasador 12 en BAJA</text:span> (Asegura que el Amarillo esté apagado).</text:p>
        </text:list-item>
        <text:list-item>
          <text:p text:style-name="P11"><text:span text:style-name="Emphasis">Bloque:</text:span> <text:span text:style-name="Source_20_Text">Definir pasador 13 en BAJA</text:span> (Asegura que el Rojo esté apagado).</text:p>
        </text:list-item>
        <text:list-item>
          <text:p text:style-name="P12"><text:span text:style-name="Emphasis">Bloque:</text:span> <text:span text:style-name="Source_20_Text">Esperar 5 segundos</text:span> (Mantiene el verde encendido este tiempo).</text:p>
        </text:list-item>
      </text:list>
      <text:p text:style-name="P6"><text:span text:style-name="Strong_20_Emphasis">Bloque 2: Cambio a Amarillo (Precaución)</text:span></text:p>
      <text:list text:style-name="L4">
        <text:list-item>
          <text:p text:style-name="P13"><text:span text:style-name="Emphasis">Bloque:</text:span> <text:span text:style-name="Source_20_Text">Definir pasador 11 en BAJA</text:span> (Apaga el Verde).</text:p>
        </text:list-item>
        <text:list-item>
          <text:p text:style-name="P13"><text:span text:style-name="Emphasis">Bloque:</text:span> <text:span text:style-name="Source_20_Text">Definir pasador 12 en ALTA</text:span> (Enciende el Amarillo).</text:p>
        </text:list-item>
        <text:list-item>
          <text:p text:style-name="P14"><text:span text:style-name="Emphasis">Bloque:</text:span> <text:span text:style-name="Source_20_Text">Esperar 2 segundos</text:span> (El amarillo dura menos tiempo).</text:p>
        </text:list-item>
      </text:list>
      <text:p text:style-name="P6"><text:soft-page-break/><text:span text:style-name="Strong_20_Emphasis">Bloque 3: Alto (Rojo)</text:span></text:p>
      <text:list text:style-name="L5">
        <text:list-item>
          <text:p text:style-name="P15"><text:span text:style-name="Emphasis">Bloque:</text:span> <text:span text:style-name="Source_20_Text">Definir pasador 12 en BAJA</text:span> (Apaga el Amarillo).</text:p>
        </text:list-item>
        <text:list-item>
          <text:p text:style-name="P15"><text:span text:style-name="Emphasis">Bloque:</text:span> <text:span text:style-name="Source_20_Text">Definir pasador 13 en ALTA</text:span> (Enciende el Rojo).</text:p>
        </text:list-item>
        <text:list-item>
          <text:p text:style-name="P16"><text:span text:style-name="Emphasis">Bloque:</text:span> <text:span text:style-name="Source_20_Text">Esperar 5 segundos</text:span> (Los coches se detienen).</text:p>
        </text:list-item>
      </text:list>
      <text:p text:style-name="P6"><text:span text:style-name="Emphasis">(Nota: Al terminar el Bloque 3, Tinkercad vuelve automáticamente al inicio, apagando el rojo al encenderse el verde nuevamente en el siguiente ciclo, o puedes agregar explícitamente un bloque para apagar el 13 al final).</text:span></text:p>
      <text:p text:style-name="Horizontal_20_Line"/>
      <text:h text:style-name="P1" text:outline-level="1">PARTE 2: Montaje Real con Arduino Mega</text:h>
      <text:p text:style-name="P6">Ahora pasamos al mundo físico. Usaremos el <text:span text:style-name="Strong_20_Emphasis">Arduino Mega 2560</text:span>, que tiene muchos más pines, pero usaremos los mismos (11, 12 y 13) para mantener la consistencia con el ejercicio anterior.</text:p>
      <text:h text:style-name="P3" text:outline-level="3">1. Materiales Físicos</text:h>
      <text:list text:style-name="L6">
        <text:list-item>
          <text:p text:style-name="P17">Placa Arduino Mega 2560 + Cable USB.</text:p>
        </text:list-item>
        <text:list-item>
          <text:p text:style-name="P17">Protoboard (Placa de pruebas).</text:p>
        </text:list-item>
        <text:list-item>
          <text:p text:style-name="P17">3 LEDs (Rojo, Amarillo, Verde).</text:p>
        </text:list-item>
        <text:list-item>
          <text:p text:style-name="P17">3 Resistencias (entre 220Ω y 330Ω - colores típicos: Rojo-Rojo-Marrón o Naranja-Naranja-Marrón).</text:p>
        </text:list-item>
        <text:list-item>
          <text:p text:style-name="P18">4 Cables jumper (macho-macho).</text:p>
        </text:list-item>
      </text:list>
      <text:h text:style-name="P3" text:outline-level="3">2. Conexión paso a paso (Hardware)</text:h>
      <text:list text:style-name="L7">
        <text:list-item>
          <text:p text:style-name="P19"><text:span text:style-name="Strong_20_Emphasis">Seguridad:</text:span> Asegúrate de que el Arduino esté <text:span text:style-name="Strong_20_Emphasis">desconectado</text:span> del PC mientras montas el circuito.</text:p>
        </text:list-item>
        <text:list-item>
          <text:p text:style-name="P19"><text:span text:style-name="Strong_20_Emphasis">Tierra común:</text:span> Conecta un cable desde uno de los pines que dice <text:span text:style-name="Strong_20_Emphasis">GND</text:span> en tu Arduino Mega a la línea azul (negativo) de la protoboard.</text:p>
        </text:list-item>
        <text:list-item>
          <text:p text:style-name="P19"><text:span text:style-name="Strong_20_Emphasis">LEDs:</text:span> Inserta los LEDs en la protoboard. Recuerda: la pata corta es el negativo, la larga es el positivo.</text:p>
          <text:list>
            <text:list-item>
              <text:p text:style-name="P19">Conecta la pata corta de los 3 LEDs a la línea azul (negativa) de la protoboard.</text:p>
            </text:list-item>
          </text:list>
        </text:list-item>
        <text:list-item>
          <text:p text:style-name="P19"><text:span text:style-name="Strong_20_Emphasis">Resistencias:</text:span> Conecta una pata de la resistencia a la pata larga (positiva) del LED y la otra pata a un hueco libre en la protoboard.</text:p>
        </text:list-item>
        <text:list-item>
          <text:p text:style-name="P19"><text:span text:style-name="Strong_20_Emphasis">Cables de señal:</text:span></text:p>
          <text:list>
            <text:list-item>
              <text:p text:style-name="P19">Cable desde el <text:span text:style-name="Strong_20_Emphasis">Pin 13</text:span> del Mega -&gt; a la resistencia del <text:span text:style-name="Strong_20_Emphasis">LED Rojo</text:span>.</text:p>
            </text:list-item>
            <text:list-item>
              <text:p text:style-name="P19">Cable desde el <text:span text:style-name="Strong_20_Emphasis">Pin 12</text:span> del Mega -&gt; a la resistencia del <text:span text:style-name="Strong_20_Emphasis">LED Amarillo</text:span>.</text:p>
            </text:list-item>
            <text:list-item>
              <text:p text:style-name="P20">Cable desde el <text:span text:style-name="Strong_20_Emphasis">Pin 11</text:span> del Mega -&gt; a la resistencia del <text:span text:style-name="Strong_20_Emphasis">LED Verde</text:span>.</text:p>
            </text:list-item>
          </text:list>
        </text:list-item>
      </text:list>
      <text:h text:style-name="P3" text:outline-level="3">3. Código para Arduino IDE (C++)</text:h>
      <text:p text:style-name="P6">Abre el programa <text:span text:style-name="Strong_20_Emphasis">Arduino IDE</text:span> en tu computadora. Copia y pega el siguiente código. He incluido comentarios explicativos en cada línea.</text:p>
      <text:p text:style-name="P5"/>
      <text:p text:style-name="P4"><text:span text:style-name="Source_20_Text">// Definición de pines (Variables constantes)</text:span></text:p>
      <text:p text:style-name="P4"><text:soft-page-break/><text:span text:style-name="Source_20_Text">const int ledRojo = 13;</text:span></text:p>
      <text:p text:style-name="P4"><text:span text:style-name="Source_20_Text">const int ledAmarillo = 12;</text:span></text:p>
      <text:p text:style-name="P4"><text:span text:style-name="Source_20_Text">const int ledVerde = 11;</text:span></text:p>
      <text:p text:style-name="P4"/>
      <text:p text:style-name="P4"><text:span text:style-name="Source_20_Text">// La función setup se ejecuta una sola vez al encender el Arduino</text:span></text:p>
      <text:p text:style-name="P4"><text:span text:style-name="Source_20_Text">void setup() {</text:span></text:p>
      <text:p text:style-name="P4"><text:span text:style-name="Source_20_Text"><text:s text:c="2"/>// Configuramos los pines como SALIDA (OUTPUT) para enviar voltaje</text:span></text:p>
      <text:p text:style-name="P4"><text:span text:style-name="Source_20_Text"><text:s text:c="2"/>pinMode(ledRojo, OUTPUT);</text:span></text:p>
      <text:p text:style-name="P4"><text:span text:style-name="Source_20_Text"><text:s text:c="2"/>pinMode(ledAmarillo, OUTPUT);</text:span></text:p>
      <text:p text:style-name="P4"><text:span text:style-name="Source_20_Text"><text:s text:c="2"/>pinMode(ledVerde, OUTPUT);</text:span></text:p>
      <text:p text:style-name="P4"><text:span text:style-name="Source_20_Text">}</text:span></text:p>
      <text:p text:style-name="P4"/>
      <text:p text:style-name="P4"><text:span text:style-name="Source_20_Text">// La función loop se repite infinitamente</text:span></text:p>
      <text:p text:style-name="P4"><text:span text:style-name="Source_20_Text">void loop() {</text:span></text:p>
      <text:p text:style-name="P4"><text:span text:style-name="Source_20_Text"><text:s text:c="2"/></text:span></text:p>
      <text:p text:style-name="P4"><text:span text:style-name="Source_20_Text"><text:s text:c="2"/>// --- FASE 1: VERDE (Avanzar) ---</text:span></text:p>
      <text:p text:style-name="P4"><text:span text:style-name="Source_20_Text"><text:s text:c="2"/>digitalWrite(ledVerde, HIGH); <text:s text:c="3"/>// Enciende el Verde</text:span></text:p>
      <text:p text:style-name="P4"><text:span text:style-name="Source_20_Text"><text:s text:c="2"/>digitalWrite(ledAmarillo, LOW); <text:s/>// Asegura Amarillo apagado</text:span></text:p>
      <text:p text:style-name="P4"><text:span text:style-name="Source_20_Text"><text:s text:c="2"/>digitalWrite(ledRojo, LOW); <text:s text:c="5"/>// Asegura Rojo apagado</text:span></text:p>
      <text:p text:style-name="P4"><text:span text:style-name="Source_20_Text"><text:s text:c="2"/>delay(5000); <text:s text:c="20"/>// Espera 5000 milisegundos (5 segundos)</text:span></text:p>
      <text:p text:style-name="P4"><text:span text:style-name="Source_20_Text"><text:s text:c="2"/></text:span></text:p>
      <text:p text:style-name="P4"><text:span text:style-name="Source_20_Text"><text:s text:c="2"/>// --- FASE 2: AMARILLO (Precaución) ---</text:span></text:p>
      <text:p text:style-name="P4"><text:span text:style-name="Source_20_Text"><text:s text:c="2"/>// Nota: No necesitamos apagar el rojo porque ya estaba apagado, </text:span></text:p>
      <text:p text:style-name="P4"><text:span text:style-name="Source_20_Text"><text:s text:c="2"/>// pero debemos apagar el verde.</text:span></text:p>
      <text:p text:style-name="P4"><text:span text:style-name="Source_20_Text"><text:s text:c="2"/>digitalWrite(ledVerde, LOW); <text:s text:c="4"/>// Apaga el Verde</text:span></text:p>
      <text:p text:style-name="P4"><text:span text:style-name="Source_20_Text"><text:s text:c="2"/>digitalWrite(ledAmarillo, HIGH); // Enciende el Amarillo</text:span></text:p>
      <text:p text:style-name="P4"><text:span text:style-name="Source_20_Text"><text:s text:c="2"/>delay(2000); <text:s text:c="20"/>// Espera 2 segundos</text:span></text:p>
      <text:p text:style-name="P4"><text:span text:style-name="Source_20_Text"><text:s text:c="2"/></text:span></text:p>
      <text:p text:style-name="P4"><text:span text:style-name="Source_20_Text"><text:s text:c="2"/>// --- FASE 3: ROJO (Alto) ---</text:span></text:p>
      <text:p text:style-name="P4"><text:span text:style-name="Source_20_Text"><text:s text:c="2"/>digitalWrite(ledAmarillo, LOW); <text:s/>// Apaga el Amarillo</text:span></text:p>
      <text:p text:style-name="P4"><text:span text:style-name="Source_20_Text"><text:s text:c="2"/>digitalWrite(ledRojo, HIGH); <text:s text:c="4"/>// Enciende el Rojo</text:span></text:p>
      <text:p text:style-name="P4"><text:span text:style-name="Source_20_Text"><text:s text:c="2"/>delay(5000); <text:s text:c="20"/>// Espera 5 segundos</text:span></text:p>
      <text:p text:style-name="P4"><text:span text:style-name="Source_20_Text"><text:s text:c="2"/></text:span></text:p>
      <text:p text:style-name="P4"><text:span text:style-name="Source_20_Text"><text:s text:c="2"/>// Al terminar aquí, el 'loop' vuelve a empezar, </text:span></text:p>
      <text:p text:style-name="P4"><text:span text:style-name="Source_20_Text"><text:s text:c="2"/>// ejecutando la FASE 1 (Encender Verde y apagar los demás).</text:span></text:p>
      <text:p text:style-name="P5"><text:span text:style-name="Source_20_Text">}</text:span></text:p>
      <text:h text:style-name="P3" text:outline-level="3">4. Volcar el código (Subir al Arduino Mega)</text:h>
      <text:p text:style-name="P6">Este paso es crucial porque estás usando una placa distinta a la estándar (Uno).</text:p>
      <text:list text:style-name="L8">
        <text:list-item>
          <text:p text:style-name="P21">Conecta el Arduino Mega al PC mediante el cable USB.</text:p>
        </text:list-item>
        <text:list-item>
          <text:p text:style-name="P21">En el Arduino IDE, ve al menú <text:span text:style-name="Strong_20_Emphasis">Herramientas (Tools)</text:span>.</text:p>
        </text:list-item>
        <text:list-item>
          <text:p text:style-name="P21">Busca la opción <text:span text:style-name="Strong_20_Emphasis">Placa (Board)</text:span> y selecciona <text:span text:style-name="Strong_20_Emphasis">"Arduino Mega or Mega 2560"</text:span>.</text:p>
        </text:list-item>
        <text:list-item>
          <text:p text:style-name="P21">En el mismo menú <text:span text:style-name="Strong_20_Emphasis">Herramientas</text:span>, ve a <text:span text:style-name="Strong_20_Emphasis">Procesador</text:span> y asegúrate que diga <text:span text:style-name="Strong_20_Emphasis">"ATmega2560 (Mega 2560)"</text:span>.</text:p>
        </text:list-item>
        <text:list-item>
          <text:p text:style-name="P21">En <text:span text:style-name="Strong_20_Emphasis">Herramientas</text:span> &gt; <text:span text:style-name="Strong_20_Emphasis">Puerto (Port)</text:span>, selecciona el puerto COM que aparezca (generalmente dice Arduino Mega entre paréntesis).</text:p>
        </text:list-item>
        <text:list-item>
          <text:p text:style-name="P22">Haz clic en el botón de la flecha hacia la derecha (➡️) o <text:span text:style-name="Strong_20_Emphasis">"Subir"</text:span>.</text:p>
        </text:list-item>
      </text:list>
      <text:p text:style-name="P6">Si todo está correcto, verás un mensaje de "Subido" y tu semáforo físico comenzará a funcionar inmediatamente siguiendo la secuencia programada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6T17:37:39.169614499</meta:creation-date>
    <dc:date>2025-12-26T17:40:29.379168271</dc:date>
    <meta:editing-duration>PT2M51S</meta:editing-duration>
    <meta:editing-cycles>1</meta:editing-cycles>
    <meta:document-statistic meta:table-count="0" meta:image-count="0" meta:object-count="0" meta:page-count="3" meta:paragraph-count="100" meta:word-count="981" meta:character-count="5751" meta:non-whitespace-character-count="4779"/>
    <meta:generator>LibreOffice/24.2.2.2$Linux_X86_64 LibreOffice_project/d56cc158d8a96260b836f100ef4b4ef25d6f1a01</meta:generator>
  </office:meta>
</office:document-meta>
</file>